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279.2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4934210526316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45.7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6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1.8453947368421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1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1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1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1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1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1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1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1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1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1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1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110]-[.C110])*24;24)" office:value-type="float" office:value="2" calcext:value-type="float">
            <text:p/>
          </table:table-cell>
          <table:table-cell table:formula="of:=SUM([.$E$4:.$E110])" office:value-type="float" office:value="261.75" calcext:value-type="float">
            <text:p/>
          </table:table-cell>
          <table:table-cell table:formula="of:=SUMIF([.$B$4:.$B$132];[.B110];[.$E$4:.$E$132])" office:value-type="float" office:value="31" calcext:value-type="float">
            <text:p/>
          </table:table-cell>
          <table:table-cell table:formula="of:=625-[.F110]" office:value-type="float" office:value="363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4.75" calcext:value-type="float">
            <text:p/>
          </table:table-cell>
          <table:table-cell table:formula="of:=SUMIF([.$B$4:.$B$132];[.B111];[.$E$4:.$E$132])" office:value-type="float" office:value="17.5" calcext:value-type="float">
            <text:p/>
          </table:table-cell>
          <table:table-cell table:formula="of:=625-[.F111]" office:value-type="float" office:value="360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69.25" calcext:value-type="float">
            <text:p/>
          </table:table-cell>
          <table:table-cell table:formula="of:=SUMIF([.$B$4:.$B$132];[.B112];[.$E$4:.$E$132])" office:value-type="float" office:value="17.5" calcext:value-type="float">
            <text:p/>
          </table:table-cell>
          <table:table-cell table:formula="of:=625-[.F112]" office:value-type="float" office:value="355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0.75" calcext:value-type="float">
            <text:p/>
          </table:table-cell>
          <table:table-cell table:formula="of:=SUMIF([.$B$4:.$B$132];[.B113];[.$E$4:.$E$132])" office:value-type="float" office:value="17.5" calcext:value-type="float">
            <text:p/>
          </table:table-cell>
          <table:table-cell table:formula="of:=625-[.F113]" office:value-type="float" office:value="354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1.5" calcext:value-type="float">
            <text:p/>
          </table:table-cell>
          <table:table-cell table:formula="of:=SUMIF([.$B$4:.$B$132];[.B114];[.$E$4:.$E$132])" office:value-type="float" office:value="17.5" calcext:value-type="float">
            <text:p/>
          </table:table-cell>
          <table:table-cell table:formula="of:=625-[.F114]" office:value-type="float" office:value="353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4" calcext:value-type="float">
            <text:p/>
          </table:table-cell>
          <table:table-cell table:formula="of:=SUMIF([.$B$4:.$B$132];[.B115];[.$E$4:.$E$132])" office:value-type="float" office:value="17.5" calcext:value-type="float">
            <text:p/>
          </table:table-cell>
          <table:table-cell table:formula="of:=625-[.F115]" office:value-type="float" office:value="351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8H00M00S" calcext:value-type="time">
            <text:p>0.75</text:p>
          </table:table-cell>
          <table:table-cell table:formula="of:=MOD(([.D116]-[.C116])*24;24)" office:value-type="float" office:value="5.25" calcext:value-type="float">
            <text:p/>
          </table:table-cell>
          <table:table-cell table:formula="of:=SUM([.$E$4:.$E116])" office:value-type="float" office:value="279.25" calcext:value-type="float">
            <text:p/>
          </table:table-cell>
          <table:table-cell table:formula="of:=SUMIF([.$B$4:.$B$132];[.B116];[.$E$4:.$E$132])" office:value-type="float" office:value="17.5" calcext:value-type="float">
            <text:p/>
          </table:table-cell>
          <table:table-cell table:formula="of:=625-[.F11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79.25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79.25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79.25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79.2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79.2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79.2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79.2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79.2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79.2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79.2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79.2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79.2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79.2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79.2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79.2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79.2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279.25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279.25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279.25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279.25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279.25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279.25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279.25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279.25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279.25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279.25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279.25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279.25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279.25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279.25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279.25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279.25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279.25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279.25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279.25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279.25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279.25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279.25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279.25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279.25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279.25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279.25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279.25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279.25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279.25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279.25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279.25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279.25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279.25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279.25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279.25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279.25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279.25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279.25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279.25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279.25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279.25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279.25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279.25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279.25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279.25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279.25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279.25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279.25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279.25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279.25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279.25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279.25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279.25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279.25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279.25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279.25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279.25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279.25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279.25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279.25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279.25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279.25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279.25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279.25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279.25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279.25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279.25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45.7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279.25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45.75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21:38:34.232291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5T17:52:06.028605724</dc:date>
    <meta:editing-duration>P6DT11H13M24S</meta:editing-duration>
    <meta:editing-cycles>223</meta:editing-cycles>
    <meta:generator>LibreOffice/4.2.2.1$Linux_X86_64 LibreOffice_project/420m0$Build-1</meta:generator>
    <meta:document-statistic meta:table-count="1" meta:cell-count="1405" meta:object-count="0"/>
  </office:meta>
</office:document-meta>
</file>